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16mm"/>
    </style:style>
    <style:style style:name="co3" style:family="table-column">
      <style:table-column-properties fo:break-before="auto" style:column-width="14.94mm"/>
    </style:style>
    <style:style style:name="co4" style:family="table-column">
      <style:table-column-properties fo:break-before="auto" style:column-width="12.29mm"/>
    </style:style>
    <style:style style:name="co5" style:family="table-column">
      <style:table-column-properties fo:break-before="auto" style:column-width="64.93mm"/>
    </style:style>
    <style:style style:name="co6" style:family="table-column">
      <style:table-column-properties fo:break-before="auto" style:column-width="12.56mm"/>
    </style:style>
    <style:style style:name="co7" style:family="table-column">
      <style:table-column-properties fo:break-before="auto" style:column-width="13.62mm"/>
    </style:style>
    <style:style style:name="co8" style:family="table-column">
      <style:table-column-properties fo:break-before="auto" style:column-width="14.41mm"/>
    </style:style>
    <style:style style:name="co9" style:family="table-column">
      <style:table-column-properties fo:break-before="auto" style:column-width="32.14mm"/>
    </style:style>
    <style:style style:name="co10" style:family="table-column">
      <style:table-column-properties fo:break-before="auto" style:column-width="18.12mm"/>
    </style:style>
    <style:style style:name="co11" style:family="table-column">
      <style:table-column-properties fo:break-before="auto" style:column-width="18.91mm"/>
    </style:style>
    <style:style style:name="co12" style:family="table-column">
      <style:table-column-properties fo:break-before="auto" style:column-width="13.09mm"/>
    </style:style>
    <style:style style:name="co13" style:family="table-column">
      <style:table-column-properties fo:break-before="auto" style:column-width="28.17mm"/>
    </style:style>
    <style:style style:name="co14" style:family="table-column">
      <style:table-column-properties fo:break-before="auto" style:column-width="27.23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Ammo.E2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E3"/>
    </style:style>
    <style:style style:name="ce16" style:family="table-cell" style:parent-style-name="Default" style:data-style-name="N0">
      <style:map style:condition="cell-content()=&quot;&quot;" style:apply-style-name="Cellule_20_invalide" style:base-cell-address="Ammo.E4"/>
    </style:style>
    <style:style style:name="ce17" style:family="table-cell" style:parent-style-name="Default" style:data-style-name="N0">
      <style:map style:condition="cell-content()=&quot;&quot;" style:apply-style-name="Cellule_20_invalide" style:base-cell-address="Ammo.E5"/>
    </style:style>
    <style:style style:name="ce18" style:family="table-cell" style:parent-style-name="Default" style:data-style-name="N0">
      <style:map style:condition="cell-content()=&quot;&quot;" style:apply-style-name="Cellule_20_invalide" style:base-cell-address="Ammo.E6"/>
    </style:style>
    <style:style style:name="ce19" style:family="table-cell" style:parent-style-name="Default" style:data-style-name="N0">
      <style:map style:condition="cell-content()=&quot;&quot;" style:apply-style-name="Cellule_20_invalide" style:base-cell-address="Ammo.E7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E8"/>
    </style:style>
    <style:style style:name="ce21" style:family="table-cell" style:parent-style-name="Default" style:data-style-name="N0">
      <style:map style:condition="cell-content()=&quot;&quot;" style:apply-style-name="Cellule_20_invalide" style:base-cell-address="Ammo.I8"/>
    </style:style>
    <style:style style:name="ce9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10" style:family="table-cell" style:parent-style-name="Default" style:data-style-name="N0">
      <style:map style:condition="is-true-formula([Ammo.J2]=0)" style:apply-style-name="Cellule_20_grisée" style:base-cell-address="Ammo.K2"/>
      <style:map style:condition="is-true-formula(AND([Ammo.J2]&lt;&gt;0;[Ammo.K2]=&quot;&quot;))" style:apply-style-name="Cellule_20_invalide" style:base-cell-address="Ammo.K2"/>
    </style:style>
    <style:style style:name="ce11" style:family="table-cell" style:parent-style-name="Default" style:data-style-name="N0">
      <style:map style:condition="is-true-formula([Ammo.J2]=0)" style:apply-style-name="Cellule_20_grisée" style:base-cell-address="Ammo.L2"/>
      <style:map style:condition="is-true-formula(AND([Ammo.J2]&lt;&gt;0;[Ammo.L2]=&quot;&quot;))" style:apply-style-name="Cellule_20_invalide" style:base-cell-address="Ammo.L2"/>
    </style:style>
    <style:style style:name="ce12" style:family="table-cell" style:parent-style-name="Default" style:data-style-name="N0">
      <style:map style:condition="is-true-formula([Ammo.J2]=0)" style:apply-style-name="Cellule_20_grisée" style:base-cell-address="Ammo.M2"/>
      <style:map style:condition="is-true-formula(AND([Ammo.J2]&lt;&gt;0;[Ammo.M2]=&quot;&quot;))" style:apply-style-name="Cellule_20_invalide" style:base-cell-address="Ammo.M2"/>
    </style:style>
    <style:style style:name="ce13" style:family="table-cell" style:parent-style-name="Default" style:data-style-name="N0">
      <style:map style:condition="is-true-formula([Ammo.J2]=0)" style:apply-style-name="Cellule_20_grisée" style:base-cell-address="Ammo.N2"/>
      <style:map style:condition="is-true-formula(AND([Ammo.K2]&lt;&gt;0;[Ammo.N2]=&quot;&quot;))" style:apply-style-name="Cellule_20_invalide" style:base-cell-address="Ammo.N2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10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08" table:default-cell-style-name="ce2"/>
        <table:table-column table:style-name="co15" table:default-cell-style-name="Default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table:number-columns-repeated="1008"/>
          <table:table-cell/>
        </table:table-row>
        <table:table-row table:style-name="ro1">
          <table:table-cell office:value-type="string" calcext:value-type="string">
            <text:p>laser_beam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2D/Equipment/laser_blue.png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ath_explosion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ser_blu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200" calcext:value-type="float">
            <text:p>220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string" calcext:value-type="string">
            <text:p>2D/Equipment/laser_blue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bal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ball_blue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ball_slalom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18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string" calcext:value-type="string">
            <text:p>oscillator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ball_slalom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string" calcext:value-type="string">
            <text:p>oscillator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serbeam_blu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2D/Equipment/laserbeam_blue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1" calcext:value-type="float">
            <text:p>1</text:p>
          </table:table-cell>
          <table:table-cell table:style-name="ce21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2"/>
          <table:table-cell/>
        </table:table-row>
        <table:table-row table:style-name="ro1">
          <table:table-cell office:value-type="string" calcext:value-type="string">
            <text:p>V_laserS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L_V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L.png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XL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XL.png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ball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ballM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abitslow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abit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V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slow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ballM_slow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_Vslow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_slow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_fast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_Vfast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missile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mmo.F2:Ammo.J2 Ammo.O2:Ammo.O8 Ammo.B10:Ammo.J27 Ammo.O10:Ammo.O27 Ammo.B2:Ammo.D8 Ammo.F3:Ammo.J7 Ammo.F8:Ammo.H8 Ammo.J8:Ammo.J8">
            <calcext:condition calcext:apply-style-name="Cellule invalide" calcext:value="=&quot;&quot;" calcext:base-cell-address="Ammo.B2"/>
          </calcext:conditional-format>
          <calcext:conditional-format calcext:target-range-address="Ammo.K2:Ammo.K8 Ammo.K10:Ammo.K27">
            <calcext:condition calcext:apply-style-name="Cellule grisée" calcext:value="formula-is([Ammo.J2]=0)" calcext:base-cell-address="Ammo.K2"/>
            <calcext:condition calcext:apply-style-name="Cellule invalide" calcext:value="formula-is(AND([Ammo.J2]&lt;&gt;0;[Ammo.K2]=&quot;&quot;))" calcext:base-cell-address="Ammo.K2"/>
          </calcext:conditional-format>
          <calcext:conditional-format calcext:target-range-address="Ammo.L2:Ammo.L8 Ammo.L10:Ammo.L27">
            <calcext:condition calcext:apply-style-name="Cellule grisée" calcext:value="formula-is([Ammo.J2]=0)" calcext:base-cell-address="Ammo.L2"/>
            <calcext:condition calcext:apply-style-name="Cellule invalide" calcext:value="formula-is(AND([Ammo.J2]&lt;&gt;0;[Ammo.L2]=&quot;&quot;))" calcext:base-cell-address="Ammo.L2"/>
          </calcext:conditional-format>
          <calcext:conditional-format calcext:target-range-address="Ammo.M2:Ammo.M8 Ammo.M10:Ammo.N27">
            <calcext:condition calcext:apply-style-name="Cellule grisée" calcext:value="formula-is([Ammo.J2]=0)" calcext:base-cell-address="Ammo.M2"/>
            <calcext:condition calcext:apply-style-name="Cellule invalide" calcext:value="formula-is(AND([Ammo.J2]&lt;&gt;0;[Ammo.M2]=&quot;&quot;))" calcext:base-cell-address="Ammo.M2"/>
          </calcext:conditional-format>
          <calcext:conditional-format calcext:target-range-address="Ammo.N2:Ammo.N8">
            <calcext:condition calcext:apply-style-name="Cellule grisée" calcext:value="formula-is([Ammo.J2]=0)" calcext:base-cell-address="Ammo.N2"/>
            <calcext:condition calcext:apply-style-name="Cellule invalide" calcext:value="formula-is(AND([Ammo.K2]&lt;&gt;0;[Ammo.N2]=&quot;&quot;))" calcext:base-cell-address="Ammo.N2"/>
          </calcext:conditional-format>
          <calcext:conditional-format calcext:target-range-address="Ammo.E3:Ammo.E3">
            <calcext:condition calcext:apply-style-name="Cellule invalide" calcext:value="=&quot;&quot;" calcext:base-cell-address="Ammo.E3"/>
          </calcext:conditional-format>
          <calcext:conditional-format calcext:target-range-address="Ammo.E4:Ammo.E4">
            <calcext:condition calcext:apply-style-name="Cellule invalide" calcext:value="=&quot;&quot;" calcext:base-cell-address="Ammo.E4"/>
          </calcext:conditional-format>
          <calcext:conditional-format calcext:target-range-address="Ammo.E5:Ammo.E5">
            <calcext:condition calcext:apply-style-name="Cellule invalide" calcext:value="=&quot;&quot;" calcext:base-cell-address="Ammo.E5"/>
          </calcext:conditional-format>
          <calcext:conditional-format calcext:target-range-address="Ammo.E6:Ammo.E6">
            <calcext:condition calcext:apply-style-name="Cellule invalide" calcext:value="=&quot;&quot;" calcext:base-cell-address="Ammo.E6"/>
          </calcext:conditional-format>
          <calcext:conditional-format calcext:target-range-address="Ammo.E7:Ammo.E7">
            <calcext:condition calcext:apply-style-name="Cellule invalide" calcext:value="=&quot;&quot;" calcext:base-cell-address="Ammo.E7"/>
          </calcext:conditional-format>
          <calcext:conditional-format calcext:target-range-address="Ammo.E8:Ammo.E8">
            <calcext:condition calcext:apply-style-name="Cellule invalide" calcext:value="=&quot;&quot;" calcext:base-cell-address="Ammo.E8"/>
          </calcext:conditional-format>
          <calcext:conditional-format calcext:target-range-address="Ammo.E2:Ammo.E2">
            <calcext:condition calcext:apply-style-name="Cellule invalide" calcext:value="=&quot;&quot;" calcext:base-cell-address="Ammo.E2"/>
          </calcext:conditional-format>
          <calcext:conditional-format calcext:target-range-address="Ammo.I8:Ammo.I8">
            <calcext:condition calcext:apply-style-name="Cellule invalide" calcext:value="=&quot;&quot;" calcext:base-cell-address="Ammo.I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7:44:19.3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Wister</meta:initial-creator>
    <meta:creation-date>2015-03-10T21:54:58Z</meta:creation-date>
    <dc:date>2020-11-21T17:39:06.493000000</dc:date>
    <meta:editing-duration>PT56M43S</meta:editing-duration>
    <meta:editing-cycles>83</meta:editing-cycles>
    <meta:document-statistic meta:table-count="1" meta:cell-count="319" meta:object-count="0"/>
  </office:meta>
</office:document-meta>
</file>